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916cm" fo:margin-left="0.004cm" fo:margin-right="0.002cm" table:align="margins" style:writing-mode="lr-tb"/>
    </style:style>
    <style:style style:name="Table1.A" style:family="table-column">
      <style:table-column-properties style:column-width="2.238cm" style:rel-column-width="9219*"/>
    </style:style>
    <style:style style:name="Table1.B" style:family="table-column">
      <style:table-column-properties style:column-width="1.506cm" style:rel-column-width="6204*"/>
    </style:style>
    <style:style style:name="Table1.C" style:family="table-column">
      <style:table-column-properties style:column-width="8.491cm" style:rel-column-width="34961*"/>
    </style:style>
    <style:style style:name="Table1.D" style:family="table-column">
      <style:table-column-properties style:column-width="3.679cm" style:rel-column-width="15151*"/>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4pt" style:font-size-asian="14pt"/>
    </style:style>
    <style:style style:name="P6" style:family="paragraph" style:parent-style-name="Standard">
      <style:text-properties style:font-name="Albany"/>
    </style:style>
    <style:style style:name="P7" style:family="paragraph" style:parent-style-name="Standard">
      <style:paragraph-properties fo:text-align="end" style:justify-single-word="false"/>
      <style:text-properties style:font-name="Albany"/>
    </style:style>
    <style:style style:name="P8" style:family="paragraph" style:parent-style-name="Standard">
      <style:paragraph-properties fo:text-align="end" style:justify-single-word="false"/>
      <style:text-properties style:font-name="Albany" fo:font-weight="bold" style:font-weight-asian="bold" style:font-weight-complex="bold"/>
    </style:style>
    <style:style style:name="P9" style:family="paragraph" style:parent-style-name="Standard">
      <style:paragraph-properties fo:text-align="end" style:justify-single-word="false"/>
    </style:style>
    <style:style style:name="P10" style:family="paragraph" style:parent-style-name="Title" style:master-page-name="Convert_20_1">
      <style:paragraph-properties style:page-number="2"/>
    </style:style>
    <style:style style:name="P11"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2" style:family="paragraph" style:parent-style-name="Tabletext">
      <style:paragraph-properties style:snap-to-layout-grid="false"/>
      <style:text-properties style:font-name="Albany" fo:font-size="8pt" style:font-size-asian="8pt" style:font-size-complex="8pt"/>
    </style:style>
    <style:style style:name="P13" style:family="paragraph" style:parent-style-name="Title">
      <style:paragraph-properties fo:text-align="justify" style:justify-single-word="false"/>
      <style:text-properties style:font-name="Albany" fo:font-size="8pt" fo:font-weight="normal" style:font-size-asian="8pt" style:font-weight-asian="normal" style:font-size-complex="8pt"/>
    </style:style>
    <style:style style:name="P14" style:family="paragraph" style:parent-style-name="Standard">
      <style:text-properties fo:font-size="8pt" style:font-size-asian="8pt" style:font-size-complex="8pt"/>
    </style:style>
    <style:style style:name="P15" style:family="paragraph" style:parent-style-name="Title">
      <style:paragraph-properties fo:break-before="page"/>
    </style:style>
    <style:style style:name="P16" style:family="paragraph" style:parent-style-name="Contents_20_2">
      <style:paragraph-properties>
        <style:tab-stops>
          <style:tab-stop style:position="1.355cm"/>
          <style:tab-stop style:position="15.748cm" style:type="right"/>
        </style:tab-stops>
      </style:paragraph-properties>
    </style:style>
    <style:style style:name="P17"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18" style:family="paragraph" style:parent-style-name="Contents_20_2">
      <style:paragraph-properties>
        <style:tab-stops>
          <style:tab-stop style:position="15.159cm" style:type="right" style:leader-style="dotted" style:leader-text="."/>
          <style:tab-stop style:position="15.748cm"/>
        </style:tab-stops>
      </style:paragraph-properties>
    </style:style>
    <style:style style:name="P19"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Text_20_body">
      <style:paragraph-properties fo:text-align="justify" style:justify-single-word="false"/>
      <style:text-properties fo:font-style="normal" style:font-style-asian="normal" style:font-style-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list-style-name="L1"/>
    <style:style style:name="P27" style:family="paragraph" style:parent-style-name="Text_20_body" style:list-style-name="L1">
      <style:text-properties fo:font-style="italic" style:font-style-asian="italic" style:font-style-complex="italic"/>
    </style:style>
    <style:style style:name="P28" style:family="paragraph" style:parent-style-name="Text_20_body" style:list-style-name="L2"/>
    <style:style style:name="P29" style:family="paragraph" style:parent-style-name="Text_20_body" style:list-style-name="L2">
      <style:text-properties fo:font-style="normal" style:font-style-asian="normal" style:font-style-complex="normal"/>
    </style:style>
    <style:style style:name="P30" style:family="paragraph" style:parent-style-name="Text_20_body" style:list-style-name="L2">
      <style:text-properties fo:font-style="normal" fo:font-weight="normal" style:font-style-asian="normal" style:font-weight-asian="normal" style:font-style-complex="normal" style:font-weight-complex="normal"/>
    </style:style>
    <style:style style:name="P31" style:family="paragraph" style:parent-style-name="Text_20_body" style:list-style-name="L2">
      <style:text-properties style:font-name="Arial1" fo:font-style="normal" fo:font-weight="normal" style:font-style-asian="normal" style:font-weight-asian="normal" style:font-style-complex="normal" style:font-weight-complex="normal"/>
    </style:style>
    <style:style style:name="P32" style:family="paragraph" style:parent-style-name="Text_20_body" style:list-style-name="L3">
      <style:text-properties fo:font-style="normal" style:font-style-asian="normal" style:font-style-complex="normal"/>
    </style:style>
    <style:style style:name="P33" style:family="paragraph" style:parent-style-name="Text_20_body" style:list-style-name="L3"/>
    <style:style style:name="P34" style:family="paragraph" style:parent-style-name="Text_20_body" style:list-style-name="L3">
      <style:text-properties style:font-name="Arial1" fo:font-style="normal" fo:font-weight="normal" style:font-style-asian="normal" style:font-weight-asian="normal" style:font-style-complex="normal" style:font-weight-complex="normal"/>
    </style:style>
    <style:style style:name="P35" style:family="paragraph" style:parent-style-name="Text_20_body" style:list-style-name="L4">
      <style:text-properties fo:font-style="italic" style:font-style-asian="italic" style:font-style-complex="italic"/>
    </style:style>
    <style:style style:name="P36" style:family="paragraph" style:parent-style-name="Text_20_body" style:list-style-name="L5"/>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Plano de Requisitos</text:p>
      <text:p text:style-name="Standard"/>
      <text:p text:style-name="P3"/>
      <text:p text:style-name="P5"/>
      <text:p text:style-name="P5">Versão 0.3</text:p>
      <text:p text:style-name="Standard"><text:s/></text:p>
      <text:p text:style-name="Standard"/>
      <text:p text:style-name="Standard"/>
      <text:p text:style-name="P6"/>
      <text:p text:style-name="P7"/>
      <text:p text:style-name="P8">Gerente de projeto:</text:p>
      <text:p text:style-name="P9"><text:span text:style-name="T4">Fábio Nogueira de Lucena<text:line-break/>fabio@inf.ufg.br</text:span><text:line-break/></text:p>
      <text:p text:style-name="P9"/>
      <text:p text:style-name="P9"/>
      <text:p text:style-name="P9"/>
      <text:p text:style-name="P9"/>
      <text:p text:style-name="P10">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Data</text:p>
          </table:table-cell>
          <table:table-cell table:style-name="Table1.A1" office:value-type="string">
            <text:p text:style-name="P11">Versão</text:p>
          </table:table-cell>
          <table:table-cell table:style-name="Table1.A1" office:value-type="string">
            <text:p text:style-name="P11">Descrição</text:p>
          </table:table-cell>
          <table:table-cell table:style-name="Table1.D1" office:value-type="string">
            <text:p text:style-name="P11">Autor</text:p>
          </table:table-cell>
        </table:table-row>
        <table:table-row table:style-name="Table1.1">
          <table:table-cell table:style-name="Table1.A2" office:value-type="string">
            <text:p text:style-name="P12">05/2006</text:p>
          </table:table-cell>
          <table:table-cell table:style-name="Table1.A2" office:value-type="string">
            <text:p text:style-name="P12">0.0</text:p>
          </table:table-cell>
          <table:table-cell table:style-name="Table1.A2" office:value-type="string">
            <text:p text:style-name="P12">Proposta inicial de plano de requisitos</text:p>
          </table:table-cell>
          <table:table-cell table:style-name="Table1.D2" office:value-type="string">
            <text:p text:style-name="P12">Francyelle,Gilmar,Washington</text:p>
          </table:table-cell>
        </table:table-row>
        <table:table-row table:style-name="Table1.1">
          <table:table-cell table:style-name="Table1.A2" office:value-type="string">
            <text:p text:style-name="P12">08/06/2006</text:p>
          </table:table-cell>
          <table:table-cell table:style-name="Table1.A2" office:value-type="string">
            <text:p text:style-name="P12">0.1</text:p>
          </table:table-cell>
          <table:table-cell table:style-name="Table1.A2" office:value-type="string">
            <text:p text:style-name="P12">Acréscimos dos Templates de Caso de Uso, Glossário , Plano de Teste e Documento de Pesquisa.</text:p>
            <text:p text:style-name="P12">Pequenas Alterações.</text:p>
          </table:table-cell>
          <table:table-cell table:style-name="Table1.D2" office:value-type="string">
            <text:p text:style-name="P12">Roberto</text:p>
          </table:table-cell>
        </table:table-row>
        <table:table-row table:style-name="Table1.1">
          <table:table-cell table:style-name="Table1.A2" office:value-type="string">
            <text:p text:style-name="P12">15/06/2006</text:p>
          </table:table-cell>
          <table:table-cell table:style-name="Table1.A2" office:value-type="string">
            <text:p text:style-name="P12">0.2</text:p>
          </table:table-cell>
          <table:table-cell table:style-name="Table1.A2" office:value-type="string">
            <text:p text:style-name="P12">Pequenas correções.</text:p>
          </table:table-cell>
          <table:table-cell table:style-name="Table1.D2" office:value-type="string">
            <text:p text:style-name="P12">Gilmar</text:p>
          </table:table-cell>
        </table:table-row>
        <table:table-row table:style-name="Table1.1">
          <table:table-cell table:style-name="Table1.A2" office:value-type="string">
            <text:p text:style-name="P12">22/06/2006</text:p>
          </table:table-cell>
          <table:table-cell table:style-name="Table1.A2" office:value-type="string">
            <text:p text:style-name="P12">0.3</text:p>
          </table:table-cell>
          <table:table-cell table:style-name="Table1.A2" office:value-type="string">
            <text:p text:style-name="P12">Acréscimos do Template de Regras de negócios. <text:s/>Diagrama de Caso de Uso, Validação de requisitos, Identificação de aspectos . Pequenas Correções</text:p>
          </table:table-cell>
          <table:table-cell table:style-name="Table1.D2" office:value-type="string">
            <text:p text:style-name="P12">Roberto</text:p>
          </table:table-cell>
        </table:table-row>
      </table:table>
      <text:p text:style-name="Standard"/>
      <text:p text:style-name="P13"/>
      <text:p text:style-name="P14"/>
      <text:p text:style-name="Standard"/>
      <text:p text:style-name="Standard"/>
      <text:p text:style-name="Standard"/>
      <text:p text:style-name="P15">Conteúdo</text:p>
      <text:p text:style-name="P16"/>
      <text:p text:style-name="Standard"/>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7"><text:a xlink:type="simple" xlink:href="#1. Objetivo|outline">1. <text:s/>Objetivo<text:tab/>5</text:a></text:p>
          <text:p text:style-name="P17"><text:a xlink:type="simple" xlink:href="#2. Resumo do projeto|outline">2. <text:s/>Resumo do projeto<text:tab/>5</text:a></text:p>
          <text:p text:style-name="P17"><text:a xlink:type="simple" xlink:href="#3. Contexto|outline">3. <text:s/>Contexto<text:tab/>5</text:a></text:p>
          <text:p text:style-name="P17"><text:a xlink:type="simple" xlink:href="#4. Evolução dos requisitos|outline">4. <text:s/>Evolução dos requisitos<text:tab/>5</text:a></text:p>
          <text:p text:style-name="P17"><text:a xlink:type="simple" xlink:href="#5. Papéis e responsabilidades|outline">5. <text:s/>Papéis e responsabilidades<text:tab/>6</text:a></text:p>
          <text:p text:style-name="P17"><text:a xlink:type="simple" xlink:href="#6. Processo de requisitos|outline">6. <text:s/>Processo de requisitos<text:tab/>6</text:a></text:p>
          <text:p text:style-name="P17"><text:a xlink:type="simple" xlink:href="#7. Ferramentas, métodos e técnicas|outline">7. <text:s/>Ferramentas, métodos e técnicas<text:tab/>7</text:a></text:p>
          <text:p text:style-name="P17"><text:a xlink:type="simple" xlink:href="#8. Práticas recomendadas|outline">8. <text:s/>Práticas recomendadas<text:tab/>8</text:a></text:p>
          <text:p text:style-name="P17"><text:a xlink:type="simple" xlink:href="#9. Referências|outline">9. <text:s/>Referências<text:tab/>8</text:a></text:p>
          <text:p text:style-name="P17"><text:a xlink:type="simple" xlink:href="#10. Estratégia recomendada|outline">10. <text:s/>Estratégia recomendada<text:tab/>8</text:a></text:p>
          <text:p text:style-name="P17"><text:a xlink:type="simple" xlink:href="#11. Apêndices|outline">11. <text:s/>Apêndices<text:tab/>8</text:a></text:p>
          <text:p text:style-name="P18"><text:a xlink:type="simple" xlink:href="#11.1. Plano de ações|outline">11.1 <text:s/>Plano de ações<text:tab/>8</text:a></text:p>
        </text:index-body>
      </text:table-of-content>
      <text:p text:style-name="P19">Documento Plano de Requisitos</text:p>
      <text:h text:style-name="Heading_20_1" text:outline-level="1"><text:s/>Objetivo</text:h>
      <text:p text:style-name="P20">Determinar e documentar como o desenvolvimento e a gerência de requisitos evolui com o tempo para o Projeto Escola. Isto inclui a identificação de atividades correlatas e como estas serão executadas.</text:p>
      <text:p text:style-name="P20">Este plano servirá ao Projeto Escola em duas “etapas”. Até que a versão 1.0 deste plano seja produzida, o plano irá se referir à primeira etapa deste projeto (alguns detalhes são fornecidos na seção seguinte). A partir da versão 1.0, o plano deverá contemplar ações não previstas na primeira etapa do projeto, por exemplo, gerência de requisitos. As diferenças entre estas “etapas” será refletida nas diferenças entre estas versões.</text:p>
      <text:p text:style-name="P20">Convém ressaltar que já foi realizado considerável esforço acerca dos requisitos para o Projeto Escola. </text:p>
      <text:h text:style-name="Heading_20_1" text:outline-level="1"><text:s/>Resumo do projeto</text:h>
      <text:p text:style-name="P20">O Projeto Escola tem como propósito o desenvolvimento de um sistema para gerência acadêmica de atividades de ensino, pesquisa e extensão. Detalhes estão disponíveis no Visão. Outros artefatos, inclusive software, estão disponíveis no Portal Escola (<text:a xlink:type="simple" xlink:href="http://escola.berlios.de/">http://escola.berlios.de</text:a>). O projeto está dividido em duas etapas. Na primeira delas deverá ser desenvolvido um “extenso” e “representativo” conjunto de serviços, correspondente à versão 1.0. Na segunda etapa, funções remanescentes serão acrescentadas, bem como ajustes que se fizerem necessários. </text:p>
      <text:h text:style-name="Heading_20_1" text:outline-level="1"><text:s/>Contexto</text:h>
      <text:p text:style-name="P20">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Escola, envolve as atividades descritas para cada um dos grupos de interessados abaixo:</text:p>
      <text:p text:style-name="P21">Financiadores<text:span text:style-name="T5">. </text:span><text:span text:style-name="T6">O Instituto de Informática e alunos de graduação e pós-graduação, ao longo dos últimos 4 anos, esteve envolvido com o Sistema Escola. A partir de 2006, uma turma da pós-graduação </text:span><text:span text:style-name="T7">lato sensu</text:span><text:span text:style-name="T6"> irá contribuir, a partir de suas atividades práticas, onde possível, com o desenvolvimento deste sistema. </text:span></text:p>
      <text:p text:style-name="P21">Usuários<text:span text:style-name="T6">. Incluem discentes, docentes e funcionários técnico-administrativos (inclua aqui o administrador do sistema). </text:span></text:p>
      <text:p text:style-name="P20"><text:span text:style-name="T8">Desenvolvedores.</text:span><text:span text:style-name="T6"> O Instituto de Informática e alunos da turma de especialização 2006 (Análise e Projeto de Sistemas de Informação). Incluam aqui várias outras contribuições fornecidas por outros grupos no âmbito do Instituto de Informática.</text:span><text:span text:style-name="T5"> </text:span></text:p>
      <text:h text:style-name="Heading_20_1" text:outline-level="1"><text:s/>Evolução dos requisitos</text:h>
      <text:p text:style-name="P20">A especificação dos requisitos será colocada sob gerência de configuração a partir da versão 1.0. Até que esta versão seja produzida, ao término da disciplina <text:span text:style-name="T9">Prática em Análise de Sistemas</text:span><text:span text:style-name="T5">, alterações deverão ser efetuadas diretamente no documento correspondente, dada sua discussão interna envolvendo analistas, gerente de requisitos e gerente de projeto. Estas mudanças deverão ser disponibilizadas e compiladas semanalmente, por meio das versões 0.1, 0.2 e assim sucessivamente, conforme autorização do gerente de requisitos. </text:span></text:p>
      <text:p text:style-name="P22">As versões dos documentos serão indicadas no interior do próprio documento, através de seção própria contendo o histórico de mudanças.</text:p>
      <text:p text:style-name="P23">A partir da versão 1.0 dos requisitos, toda e qualquer mudança na especificação, deverá ser registrada em ferramenta de Suporte (<text:a xlink:type="simple" xlink:href="http://developer.berlios.de/support/?group_id=5779">http://developer.berlios.de/support/?group_id=5779</text:a>). Convém ressaltar que a versão 1.0 dos requisitos coincidirá com a versão 1.0 do presente plano.</text:p>
      <text:p text:style-name="P23">Toda requisição deverá ser respondida em no máximo 52 horas após a abertura da mesma empregando o sistema indicado acima. Quando o gerente de requisitos, juntamente com o representante da categoria de usuários correspondente não estabelecer uma solução, qualquer que seja o motivo, caberá ao gerente de projeto a palavra final.</text:p>
      <text:p text:style-name="P20">Uma alteração poderá ser efetuada, no mínimo, com o aval do representante da categoria dos usuários em questão e do gerente de requisitos. O gerente de projeto tem autonomia para vetar alterações, assim como autonomia para identificar mudanças a serem efetuadas.</text:p>
      <text:p text:style-name="P20">Toda e qualquer que seja a mudança, deverá ser do conhecimento obrigatório do gerente de requisitos. </text:p>
      <text:h text:style-name="Heading_20_1" text:outline-level="1"><text:s/>Papéis e responsabilidades</text:h>
      <text:p text:style-name="P24">Gerente de requisitos.<text:span text:style-name="T6"> Pessoa encarregada de manter a base de requisitos e zelar pelo bom andamento, ao longo do tempo, de toda e qualquer mudança que se fizer necessária.</text:span></text:p>
      <text:p text:style-name="P25"><text:span text:style-name="T8">Representante de categorias</text:span>. As categorias de discentes, docentes e técnico-administrativos, cada uma delas, será representada por membro deste projeto indicado pela própria categoria. Estes representantes necessariamente deverão estar disponíveis na segunda etapa do projeto (veja detalhes acima).</text:p>
      <text:p text:style-name="P24">Gerente de projeto<text:span text:style-name="T6">. Na primeira etapa do projeto, será o representante de todas as categorias de usuário e o elemento de última decisão sobre toda e qualquer questão pertinente ao projeto.</text:span></text:p>
      <text:p text:style-name="Text_20_body"><text:span text:style-name="T8">Analistas de sistemas</text:span>. Grupo de estudantes da disciplina <text:span text:style-name="T9">Prática em Análise de Sistemas. </text:span><text:span text:style-name="T5">Cabem a eles o refinamento dos requisitos, identificação de inconsistências, tarefas de verificação, validação e manutenção dos artefatos correspondentes, além de efetuar as alterações quando necessário. </text:span></text:p>
      <text:h text:style-name="Heading_20_1" text:outline-level="1"><text:s/>Processo de requisitos</text:h>
      <text:p text:style-name="Text_20_body">As seguintes atividades deverão ser desenvolvidas:</text:p>
      <text:list text:style-name="L1">
        <text:list-item>
          <text:p text:style-name="P26"><text:span text:style-name="T9">Análise de requisitos</text:span>. Descobrir problemas, identificar requisitos incompletos e inconsistências entre eles. Rastreabilidade entre os requisitos também deverá ser realizada como resultado desta atividade.</text:p>
        </text:list-item>
        <text:list-item>
          <text:p text:style-name="P26"><text:span text:style-name="T9">Resolução de problemas</text:span>. Na primeira parte deste projeto a resolução de problemas cabe exclusivamente ao Gerente de Projeto e não será necessário manter o registro delas. Problemas identificados poderam ser armazenados para futura correções no documento existente (<text:span text:style-name="T10">problemas.odt</text:span>). A partir da segunda parte, tanto a requisição de mudança quanto a resposta à solicitação deverão ser mantidas em repositório para consulta posterior.</text:p>
        </text:list-item>
        <text:list-item>
          <text:p text:style-name="P26"><text:span text:style-name="T9">Documentação dos requisitos</text:span>. Manter os requisitos nos artefatos a serem produzidos e em conformidade com os padrões (modelos) predefinidos (veja diretório <text:span text:style-name="T10">modelos</text:span>).</text:p>
        </text:list-item>
        <text:list-item>
          <text:p text:style-name="P26"><text:span text:style-name="T9">Artefatos a serem produzidos.</text:span> Cada um deles deverá possuir modelo correspondente bem definido a ser seguido (veja item acima). Em negrito e entre parênteses segue o nome de cada arquivo, que deverá estar disponível no diretório <text:span text:style-name="T10">docs</text:span>. O diretório <text:span text:style-name="T10">docs</text:span>, por sua vez, deverá estar no diretório <text:span text:style-name="T10">escola</text:span>.</text:p>
          <text:list>
            <text:list-item>
              <text:p text:style-name="P26">Visão (<text:span text:style-name="T10">visao.odt</text:span>)</text:p>
            </text:list-item>
            <text:list-item>
              <text:p text:style-name="P26">Plano de Requisitos (<text:span text:style-name="T10">plano-requisitos.odt</text:span>)</text:p>
            </text:list-item>
            <text:list-item>
              <text:p text:style-name="P26">Especificação de Requisitos de Software (ERS) em conformidade com a norma IEEE 830 (inclui requisitos funcionais e não-funcionais). Os requisitos não funcionais deverão fazer uso da norma ISO 9126-1 para complementar a seção correspondente sugerida pela norma IEEE 830 (<text:span text:style-name="T10">ers.odt</text:span>)</text:p>
            </text:list-item>
            <text:list-item>
              <text:p text:style-name="P26">Casos de Uso (<text:span text:style-name="T10">uc-&lt;aspecto&gt;.odt</text:span>) </text:p>
              <text:list>
                <text:list-item>
                  <text:p text:style-name="P26">(<text:span text:style-name="T10">uc-administracao_de_disciplina.odt</text:span>)</text:p>
                </text:list-item>
                <text:list-item>
                  <text:p text:style-name="P26">(<text:span text:style-name="T10">uc-administracao_projeto_pesquisa.odt</text:span>)</text:p>
                </text:list-item>
                <text:list-item>
                  <text:p text:style-name="P26">(<text:span text:style-name="T10">uc-avaliacao_do_corpo_docente.odt</text:span>)</text:p>
                </text:list-item>
                <text:list-item>
                  <text:p text:style-name="P26">(<text:span text:style-name="T10">uc-cadastro_cargo_pessoafisica_pessoajuridica.odt</text:span>)</text:p>
                </text:list-item>
                <text:list-item>
                  <text:p text:style-name="P26">(<text:span text:style-name="T10">uc-calendario.odt</text:span>)</text:p>
                </text:list-item>
                <text:list-item>
                  <text:p text:style-name="P26">(<text:span text:style-name="T10">uc-defesa.odt)</text:span></text:p>
                </text:list-item>
                <text:list-item>
                  <text:p text:style-name="P26">(<text:span text:style-name="T10">uc-discente.odt</text:span>)</text:p>
                </text:list-item>
                <text:list-item>
                  <text:p text:style-name="P26">(<text:span text:style-name="T10">uc-documentos.odt</text:span>)</text:p>
                </text:list-item>
                <text:list-item>
                  <text:p text:style-name="P26">(<text:span text:style-name="T10">uc-informes.odt</text:span>)</text:p>
                </text:list-item>
                <text:list-item>
                  <text:p text:style-name="P26">(<text:span text:style-name="T10">uc-manipulacao_de_arquivos.odt</text:span>)</text:p>
                </text:list-item>
                <text:list-item>
                  <text:p text:style-name="P26">(<text:span text:style-name="T10">uc-manutencao_de_programa_de_pos_graduacao.odt</text:span>)</text:p>
                </text:list-item>
                <text:list-item>
                  <text:p text:style-name="P26">(<text:span text:style-name="T10">uc-orientacao.odt</text:span>)</text:p>
                </text:list-item>
                <text:list-item>
                  <text:p text:style-name="P26">(<text:span text:style-name="T10">uc-processo_de_selecao.odt</text:span>)</text:p>
                </text:list-item>
                <text:list-item>
                  <text:p text:style-name="P26">(<text:span text:style-name="T10">uc-registro_do_trabalho.odt</text:span>)</text:p>
                </text:list-item>
                <text:list-item>
                  <text:p text:style-name="P26">(<text:span text:style-name="T10">uc-taxas.odt</text:span>)</text:p>
                </text:list-item>
              </text:list>
            </text:list-item>
            <text:list-item>
              <text:p text:style-name="P26">Modelo de Domínio (<text:span text:style-name="T10">modelo-dominio.&lt;extensões dos arquivos do Protegé&gt;</text:span>)</text:p>
            </text:list-item>
            <text:list-item>
              <text:p text:style-name="P26">Glossário (nem todos os termos úteis à compreensão do problema são relevantes para o Escola e, dessa forma, não estarão presentes no modelo de domínio, mas serão registrados no glossário) (<text:span text:style-name="T10">glossario.html</text:span>)</text:p>
            </text:list-item>
            <text:list-item>
              <text:p text:style-name="P26">Matrizes de rastreabilidade (mínimo inclui necessidades x casos de uso e casos de uso x regras de negócio) (<text:span text:style-name="T10">rastreabilidade.ods</text:span>)</text:p>
            </text:list-item>
            <text:list-item>
              <text:p text:style-name="P26">Regras de Negócio deverão considerar extensivamente as resolções CEPEC 472, 572 e 405 (<text:span text:style-name="T10">regras-negocio.odt</text:span>)</text:p>
            </text:list-item>
            <text:list-item>
              <text:p text:style-name="P26">Diagramas de Casos de Uso (<text:span text:style-name="T10">escola.jude</text:span>). Cada aspecto, veja o conjunto de todos eles acima, deverá estar disponível em pacote (<text:span text:style-name="T9">package</text:span>) no interior de um único arquivo. </text:p>
              <text:p text:style-name="P26"/>
            </text:list-item>
          </text:list>
        </text:list-item>
        <text:list-item>
          <text:p text:style-name="P26"><text:span text:style-name="T9">Análise de mudança</text:span>. A partir de solicitação de mudança, o gerente de requisitos será responsável por identificar o impacto correspondente, decidir ou não pelo deferimento da solicitação e obter aval do gerente de projeto. (Esta atividade só será realizada a partir da segunda etapa do projeto.)</text:p>
        </text:list-item>
        <text:list-item>
          <text:p text:style-name="P27">Avaliar requisitos conforme critérios estabelecidos. <text:span text:style-name="T5">Requisitos deverão ser avaliados e, caso não atendam aos critérios deverão ser “rejeitados” (</text:span><text:span text:style-name="T11">validacao-requisitos.odt</text:span><text:span text:style-name="T5">). </text:span></text:p>
        </text:list-item>
      </text:list>
      <text:h text:style-name="Heading_20_1" text:outline-level="1"><text:s/>Ferramentas, métodos e técnicas</text:h>
      <text:list text:style-name="L2">
        <text:list-item>
          <text:p text:style-name="P28">Todos os artefatos produzidos pela engenharia de requisitos deverão estar em arquivos contidos no diretório <text:span text:style-name="T10">docs</text:span>, contido na raiz do Projeto Escola.</text:p>
        </text:list-item>
        <text:list-item>
          <text:p text:style-name="P28">Todos os artefatos mais recentes estarão disponíveis por meio de repositório Subversion. A versão corrente poderá ser obtida do URL <text:a xlink:type="simple" xlink:href="http://svn.berlios.de/svnroot/repos/escola/trunk">http://svn.berlios.de/svnroot/repos/escola/trunk</text:a>. </text:p>
        </text:list-item>
        <text:list-item>
          <text:p text:style-name="P28">OpenOffice 2.0 ou posterior. Todos os documentos deverão ser produzidos a partir deste pacote de utilitários.</text:p>
        </text:list-item>
        <text:list-item>
          <text:p text:style-name="P28">Listas de verificação (<text:span text:style-name="T9">checklists</text:span><text:span text:style-name="T5">). Fornecidas em outro documento. Deverão ser identificadas aqui.</text:span></text:p>
          <text:list>
            <text:list-item>
              <text:p text:style-name="P29">validacao-requisitos.odt</text:p>
            </text:list-item>
          </text:list>
          <text:p text:style-name="P29"/>
        </text:list-item>
        <text:list-item>
          <text:p text:style-name="P29">Solicitações de mudança<text:span text:style-name="T7"> (</text:span><text:a xlink:type="simple" xlink:href="http://developer.berlios.de/support/?group_id=5779"><text:span text:style-name="T12">http://developer.berlios.de/support/?group_id=5779</text:span></text:a><text:span text:style-name="T7">).</text:span></text:p>
        </text:list-item>
        <text:list-item>
          <text:p text:style-name="P30">Modelo de domínio deverá ser produzido no Protegé (<text:a xlink:type="simple" xlink:href="http://protege.stanford.edu/">http://protege.stanford.edu</text:a>). </text:p>
        </text:list-item>
        <text:list-item>
          <text:p text:style-name="P30">Diagramas UML que se fizerem necessários deverão ser produzidos usando o JUDE (<text:a xlink:type="simple" xlink:href="http://jude.change-vision.com/">http://jude.change-vision.com</text:a>). </text:p>
          <text:p text:style-name="P31"/>
        </text:list-item>
      </text:list>
      <text:h text:style-name="Heading_20_1" text:outline-level="1"><text:s/>Práticas recomendadas</text:h>
      <text:p text:style-name="Text_20_body">Os seguintes itens deverão ser observados durante a execução do Projeto Escola na primeira etapa.</text:p>
      <text:list text:style-name="L3">
        <text:list-item>
          <text:p text:style-name="P32">Neste projeto, requisitos serão registrados por meio de casos de uso. Requisitos funcionais, derivados destes, não serão explicitamente registrados. </text:p>
        </text:list-item>
        <text:list-item>
          <text:p text:style-name="P32">Questões sobre o negócio e conflitos serão resolvidos pelo gerente de projeto.</text:p>
        </text:list-item>
        <text:list-item>
          <text:p text:style-name="P32">Nesta primeira etapa, embora recursos não sejam ilimitados, requisitos poderão ser acrescentados com “menor” atenção a custos e tempo de desenvolvimento. Consulte o gerente de projeto em caso de dúvida.</text:p>
        </text:list-item>
        <text:list-item>
          <text:p text:style-name="P33">Siga as orientações contidas neste plano. Em caso de omissão, avise ao gerente de requisitos. </text:p>
        </text:list-item>
        <text:list-item>
          <text:p text:style-name="P32">Reuniões acerca dos requisitos deverão ser de curta duração, cerca de 30 minutos, com pauta bem definida e presentes devidamente preparados.</text:p>
        </text:list-item>
        <text:list-item>
          <text:p text:style-name="P34">Informações sobre o domínio serão obtidas ao longo do tempo. Todas eles deverão ser disponibilizadas nos artefatos identificados acima.</text:p>
        </text:list-item>
      </text:list>
      <text:h text:style-name="Heading_20_1" text:outline-level="1"><text:s/>Referências</text:h>
      <text:p text:style-name="Text_20_body">As normas IEEE Std 830 e ISO 9126 deverão orientar a elaboração da especificação de requisitos de software a ser produzida.</text:p>
      <text:h text:style-name="Heading_20_1" text:outline-level="1"><text:s/>Estratégia recomendada</text:h>
      <text:p text:style-name="Text_20_body">Analistas deverão se reunir em pequenos grupos, no máximo 3, e abordar um aspecto do sistema, conforme divisão a ser realizada, para proceder a análise de requisitos. Problemas eventualmente encontrados deverão ser comunicados ao gerente de requisitos, responsável por solucioná-los. </text:p>
      <text:p text:style-name="Text_20_body">Mudanças em artefatos, decorrentes da resolução de problemas, deverão ser acompanhadas pelo gerente de requisitos para assegurar a implantação correta das alterações. </text:p>
      <text:h text:style-name="Heading_20_1" text:outline-level="1"><text:s/>Apêndices</text:h>
      <text:h text:style-name="Heading_20_2" text:outline-level="2"><text:s/>Plano de ações</text:h>
      <text:list text:style-name="L4">
        <text:list-item>
          <text:p text:style-name="P35">Documentar requisitos conforme o formato disponível em ers.odt. <text:span text:style-name="T5">O arquivo ers.odt deverá conter a especificação de requisitos de software do Escola. Um arquivo contendo o formato a ser empregado já se encontra disponível. </text:span></text:p>
        </text:list-item>
        <text:list-item>
          <text:p text:style-name="P35">Documentar os casos de uso conforme o formato disponível em template-uc.odt. O arquivo uc-&lt;.aspecto&gt;.odt deverá conter o padrão especificado.<text:span text:style-name="T5"> Um arquivo contendo o formato a ser empregado já se encontra disponível.</text:span></text:p>
        </text:list-item>
        <text:list-item>
          <text:p text:style-name="P35">Documentar glossário conforme o formato disponível em template-glossário.html. O arquivo glossário.html devera conter o padrão especificado. Um arquivo contendo o formato a ser empregado já se encontra disponível.</text:p>
        </text:list-item>
        <text:list-item>
          <text:p text:style-name="P35">Documentar validação de requisitos <text:s/>conforme o formato disponível em template-teste.odt. O arquivo plano-teste.odt devera conter o padrão especificado. Um arquivo contendo o formato a ser empregado já se encontra disponível.</text:p>
        </text:list-item>
        <text:list-item>
          <text:p text:style-name="P35">Documentar pesquisas conforme o formato disponível em template-pesquisa.odt. O documento-pesquisa.odt devera conter o padrão especificado. Um arquivo contendo o formato a ser empregado já se encontra disponível.</text:p>
        </text:list-item>
        <text:list-item>
          <text:p text:style-name="P35">Documentar regras de negócios conforme o formato disponível em template-regras_de_negocio.odt. O documento regras-negocio.odt devera conter o padrão especificado. Um arquivo contendo o formato a ser empregado já se encontra disponível.</text:p>
        </text:list-item>
        <text:list-item>
          <text:p text:style-name="P35">Efetuar alterações geradas pela disciplina Análise de Sistemas. <text:span text:style-name="T5">As alterações sugeridas deverão ser efetuadas sob a vigilância do gerente de requisitos e, na presença de conflitos, que estes sejam resolvidos pelo gerente de projeto. O formato definido na ação anterior deverá ser seguido para o artefato em questão. </text:span></text:p>
        </text:list-item>
      </text:list>
      <text:list text:style-name="L5">
        <text:list-item>
          <text:p text:style-name="P36"><text:span text:style-name="T9">Identificação de aspectos</text:span>. Documentar os aspectos <text:span text:style-name="T5">conforme o formato disponível em aspectos.odt </text:span>Esta atividade visa “fragmentar” o Sistema Escola em partes menores, de fácil compreensão e que, idealmente, possam ser tratadas isoladamente. Todo o sistema pode ser visto, da perspectiva dos requisitos, como um conjunto destes aspectos. Por exemplo, um aspecto pode ser “Diário de classe” que contém atividades para atualização do diário pelo professor e, possivelmente, o acompanhamento por parte do aluno acerca de suas presenças, notas e outras. Observe que este é um “aspecto” relativamente pequeno (escopo reduzido), que facilita a atividade de análise. Atualmente, a documentação está organizada em torno de “usuários”, por exemplo, discentes e docentes. São grupos “grandes” e cujo conjunto de funcionalidade é difícil de ser tratado. <text:span text:style-name="T5">Um arquivo contendo o formato a ser empregado já se encontra disponível </text:span><text:span text:style-name="T9"><text:s/></text:span></text:p>
        </text:list-item>
        <text:list-item>
          <text:p text:style-name="P36">Quatro iterações. Serão realizadas quatro iterações até a produção da versão 1.0 da especificação, a ser empregada na fase posterior de projet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style:width="15.916cm" fo:margin-left="0.004cm" fo:margin-right="0cm" table:align="margins" style:writing-mode="lr-tb"/>
    </style:style>
    <style:style style:name="Table10.A" style:family="table-column">
      <style:table-column-properties style:column-width="11.053cm" style:rel-column-width="45508*"/>
    </style:style>
    <style:style style:name="Table10.B" style:family="table-column">
      <style:table-column-properties style:column-width="4.863cm"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879cm" fo:margin-left="0.041cm" fo:margin-right="0cm" table:align="margins" style:writing-mode="lr-tb"/>
    </style:style>
    <style:style style:name="Table9.A" style:family="table-column">
      <style:table-column-properties style:column-width="4.697cm" style:rel-column-width="19388*"/>
    </style:style>
    <style:style style:name="Table9.B" style:family="table-column">
      <style:table-column-properties style:column-width="7.144cm" style:rel-column-width="29487*"/>
    </style:style>
    <style:style style:name="Table9.C" style:family="table-column">
      <style:table-column-properties style:column-width="4.036cm" style:rel-column-width="16660*"/>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text-properties style:font-name="Albany" fo:font-size="8pt" style:font-size-asian="8pt"/>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parent-style-name="Page_20_Number">
      <style:text-properties style:font-name="Albany" fo:font-size="8pt" style:font-size-asian="8pt"/>
    </style:style>
    <style:style style:name="T3" style:family="text" style:parent-style-name="Page_20_Number">
      <style:text-properties style:font-name="Albany"/>
    </style:style>
    <style:style style:name="T4" style:family="text">
      <style:text-properties style:font-name="Arial1" fo:font-size="8pt" style:font-size-asian="8pt" style:font-name-complex="Arial1"/>
    </style:style>
    <style:style style:name="T5"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0"><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text:s text:c="2"/>Versão: <text:s/>0.3</text:p>
            </table:table-cell>
          </table:table-row>
          <table:table-row table:style-name="Table13.1">
            <table:table-cell table:style-name="Table13.A2" office:value-type="string">
              <text:p text:style-name="P7">Plano de Requisitos</text:p>
            </table:table-cell>
            <table:table-cell table:style-name="Table13.B2" office:value-type="string">
              <text:p text:style-name="P7"><text:s text:c="2"/>Data: <text:s/>22/06/2006</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
            </table:table-cell>
            <table:table-cell table:style-name="Table14.A1" office:value-type="string">
              <text:p text:style-name="P9"/>
            </table:table-cell>
            <table:table-cell table:style-name="Table14.A1" office:value-type="string">
              <text:p text:style-name="P10"><text:span text:style-name="T1">Página </text:span><text:span text:style-name="T2"><text:page-number text:select-page="current">9</text:page-number></text:span><text:span text:style-name="T3"> </text:span><text:span text:style-name="T2">de </text:span><text:span text:style-name="T2"><text:page-count style:num-format="1">9</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0.3</text:p>
            </table:table-cell>
          </table:table-row>
          <table:table-row table:style-name="Table10.1">
            <table:table-cell table:style-name="Table10.A2" office:value-type="string">
              <text:p text:style-name="P7">Plano de Requisitos</text:p>
            </table:table-cell>
            <table:table-cell table:style-name="Table10.B2" office:value-type="string">
              <text:p text:style-name="P7"><text:s text:c="2"/>Data: <text:s/>15/06/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
            </table:table-cell>
            <table:table-cell table:style-name="Table9.A1" office:value-type="string">
              <text:p text:style-name="P12"/>
            </table:table-cell>
            <table:table-cell table:style-name="Table9.A1" office:value-type="string">
              <text:p text:style-name="P10"><text:span text:style-name="T4">Página </text:span><text:span text:style-name="T5"><text:page-number text:select-page="current">9</text:page-number></text:span><text:span text:style-name="T5"> de </text:span><text:span text:style-name="T5"><text:page-count style:num-format="1">9</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9:17:00</meta:creation-date>
    <dc:date>2006-06-23T15:04:45</dc:date>
    <meta:print-date>2003-09-02T15:56:00</meta:print-date>
    <dc:language>pt-BR</dc:language>
    <meta:editing-cycles>137</meta:editing-cycles>
    <meta:editing-duration>PT19H5M33S</meta:editing-duration>
    <meta:user-defined meta:name="Info 1"/>
    <meta:user-defined meta:name="Info 2"/>
    <meta:user-defined meta:name="Info 3"/>
    <meta:user-defined meta:name="Info 4"/>
    <meta:document-statistic meta:table-count="5" meta:image-count="0" meta:object-count="0" meta:page-count="9" meta:paragraph-count="143" meta:word-count="2139" meta:character-count="14661"/>
  </office:meta>
</office:document-meta>
</file>